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848cm" fo:min-width="7.528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848cm" fo:min-width="9.084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78cm" fo:min-width="7.528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848cm" fo:min-width="8.588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18cm" fo:min-width="10.002cm" fo:padding-top="0.142cm" fo:padding-bottom="0.142cm" fo:padding-left="0.267cm" fo:padding-right="0.26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1.4cm" svg:height="1.6cm" svg:x="8.6cm" svg:y="7.9cm">
          <text:p text:style-name="P1">https://en.wikipedia.org/wiki/Obelis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3.6cm" svg:height="1.6cm" svg:x="14.3cm" svg:y="3.5cm">
          <text:p text:style-name="P1">https://en.wikipedia.org/wiki/Ancient_Egyp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11.4cm" svg:height="1.5cm" svg:x="1cm" svg:y="3.5cm">
          <text:p text:style-name="P1">https://en.wikipedia.org/wiki/Monolit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" draw:id="id4" draw:layer="layout" svg:width="12.9cm" svg:height="1.6cm" svg:x="15.7cm" svg:y="11.9cm">
          <text:p text:style-name="P1">https://en.wikipedia.org/wiki/Luxor_Temp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" draw:id="id5" draw:layer="layout" svg:width="14.9cm" svg:height="1.7cm" svg:x="1.6cm" svg:y="13.4cm">
          <text:p text:style-name="P1">https://en.wikipedia.org/wiki/Place_de_la_Concor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curve" svg:x1="18.331cm" svg:y1="8.134cm" svg:x2="21.1cm" svg:y2="5.1cm" draw:start-shape="id1" draw:start-glue-point="11" draw:end-shape="id2" draw:end-glue-point="8" svg:d="M18331 8134c0-2449 2769-933 2769-3034" svg:viewBox="0 0 2770 3035">
          <text:p text:style-name="P1"/>
        </draw:connector>
        <draw:connector draw:style-name="gr6" draw:text-style-name="P2" draw:layer="layout" draw:type="curve" svg:x1="10.269cm" svg:y1="8.134cm" svg:x2="6.7cm" svg:y2="5cm" draw:start-shape="id1" draw:start-glue-point="5" draw:end-shape="id3" draw:end-glue-point="8" svg:d="M10269 8134c0-2524-3569-958-3569-3134" svg:viewBox="0 0 3570 3135">
          <text:p/>
        </draw:connector>
        <draw:frame draw:style-name="gr7" draw:text-style-name="P3" draw:layer="layout" svg:width="4.452cm" svg:height="0.962cm" svg:x="4.6cm" svg:y="6.4cm">
          <draw:text-box>
            <text:p>Structure type</text:p>
          </draw:text-box>
        </draw:frame>
        <draw:frame draw:style-name="gr7" draw:text-style-name="P3" draw:layer="layout" svg:width="2.754cm" svg:height="0.962cm" svg:x="19.2cm" svg:y="6.3cm">
          <draw:text-box>
            <text:p>Made in</text:p>
          </draw:text-box>
        </draw:frame>
        <draw:connector draw:style-name="gr8" draw:text-style-name="P2" draw:layer="layout" draw:type="curve" svg:x1="18.331cm" svg:y1="9.266cm" svg:x2="22.15cm" svg:y2="11.9cm" draw:start-shape="id1" draw:start-glue-point="9" draw:end-shape="id4" draw:end-glue-point="4" svg:d="M18331 9266c0 2152 3819 836 3819 2634" svg:viewBox="0 0 3820 2635">
          <text:p/>
        </draw:connector>
        <draw:frame draw:style-name="gr7" draw:text-style-name="P3" draw:layer="layout" svg:width="5.4cm" svg:height="0.962cm" svg:x="19.5cm" svg:y="9.9cm">
          <draw:text-box>
            <text:p>One is situated in</text:p>
          </draw:text-box>
        </draw:frame>
        <draw:connector draw:style-name="gr8" draw:text-style-name="P2" draw:layer="layout" draw:type="curve" svg:x1="10.269cm" svg:y1="9.266cm" svg:x2="9.05cm" svg:y2="13.4cm" draw:start-shape="id1" draw:start-glue-point="7" draw:end-shape="id5" draw:end-glue-point="4" svg:d="M10269 9266c0 3277-1219 1211-1219 4134" svg:viewBox="0 0 1220 4135">
          <text:p/>
        </draw:connector>
        <draw:frame draw:style-name="gr7" draw:text-style-name="P3" draw:layer="layout" svg:width="5.4cm" svg:height="0.962cm" svg:x="4.6cm" svg:y="10.238cm">
          <draw:text-box>
            <text:p>One is situated in</text:p>
          </draw:text-box>
        </draw:frame>
        <draw:connector draw:style-name="gr6" draw:text-style-name="P2" draw:layer="layout" draw:type="curve" svg:x1="26.711cm" svg:y1="12.134cm" svg:x2="25.909cm" svg:y2="4.866cm" draw:start-shape="id4" draw:start-glue-point="11" draw:end-shape="id2" draw:end-glue-point="9" svg:d="M26711 12134c0-5449-802-1816-802-7268" svg:viewBox="0 0 803 7269">
          <text:p/>
        </draw:connector>
        <draw:frame draw:style-name="gr7" draw:text-style-name="P3" draw:layer="layout" svg:width="2.403cm" svg:height="0.962cm" svg:x="24.1cm" svg:y="8.3cm">
          <draw:text-box>
            <text:p>Built in</text:p>
          </draw:text-box>
        </draw:frame>
        <draw:connector draw:style-name="gr8" draw:text-style-name="P2" draw:layer="layout" draw:type="curve" svg:x1="14.318cm" svg:y1="14.851cm" svg:x2="22.15cm" svg:y2="13.5cm" draw:start-shape="id5" draw:start-glue-point="9" draw:end-shape="id4" draw:end-glue-point="8" svg:d="M14318 14851c0 1152 7832 1827 7832-1351" svg:viewBox="0 0 7833 2310">
          <text:p/>
        </draw:connector>
        <draw:frame draw:style-name="gr7" draw:text-style-name="P3" draw:layer="layout" svg:width="5.925cm" svg:height="0.962cm" svg:x="15.9cm" svg:y="15.938cm">
          <draw:text-box>
            <text:p>Contains a piece of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0T13:00:32.804683400</meta:creation-date>
    <dc:date>2019-12-20T14:18:36.273298721</dc:date>
    <meta:editing-duration>PT7M31S</meta:editing-duration>
    <meta:editing-cycles>3</meta:editing-cycles>
    <meta:generator>LibreOffice/6.0.7.3$Linux_X86_64 LibreOffice_project/00m0$Build-3</meta:generator>
    <meta:document-statistic meta:object-count="17"/>
  </office:meta>
</office:document-meta>
</file>